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paragraph-rsid="00167c96"/>
    </style:style>
    <style:style style:name="P8" style:family="paragraph" style:parent-style-name="Heading_20_2">
      <style:text-properties officeooo:paragraph-rsid="00167c96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2350c8" officeooo:paragraph-rsid="0038a3d2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4672f5" officeooo:paragraph-rsid="004672f5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inux Libertine O" officeooo:rsid="00464b37" officeooo:paragraph-rsid="00464b37"/>
    </style:style>
    <style:style style:name="P12" style:family="paragraph" style:parent-style-name="Text_20_body">
      <style:text-properties style:font-name="Linux Libertine O" officeooo:rsid="00464b37" officeooo:paragraph-rsid="0047c45d"/>
    </style:style>
    <style:style style:name="P13" style:family="paragraph" style:parent-style-name="Text_20_body">
      <style:text-properties style:font-name="Linux Libertine O" officeooo:rsid="0047aa27" officeooo:paragraph-rsid="0047aa27"/>
    </style:style>
    <style:style style:name="P14" style:family="paragraph" style:parent-style-name="Text_20_body">
      <style:text-properties style:font-name="DejaVu Sans Mono" fo:font-size="10pt" fo:font-weight="bold" officeooo:rsid="003fe4ac" officeooo:paragraph-rsid="003fe4ac" style:font-size-asian="10pt" style:font-weight-asian="bold" style:font-size-complex="10pt" style:font-weight-complex="bold"/>
    </style:style>
    <style:style style:name="P15" style:family="paragraph" style:parent-style-name="Text_20_body">
      <style:text-properties style:font-name="DejaVu Sans Mono" fo:font-size="9pt" style:text-underline-style="none" fo:font-weight="bold" officeooo:rsid="003f3809" officeooo:paragraph-rsid="003f3809" style:font-size-asian="9pt" style:font-weight-asian="bold" style:font-size-complex="9pt" style:font-weight-complex="bold"/>
    </style:style>
    <style:style style:name="P16" style:family="paragraph" style:parent-style-name="Text_20_body">
      <style:text-properties style:font-name="DejaVu Sans Mono" fo:font-size="9pt" fo:font-weight="bold" officeooo:rsid="003f3809" officeooo:paragraph-rsid="003f3809" style:font-size-asian="9pt" style:font-weight-asian="bold" style:font-size-complex="9pt" style:font-weight-complex="bold"/>
    </style:style>
    <style:style style:name="P17" style:family="paragraph" style:parent-style-name="Text_20_body">
      <style:text-properties style:font-name="DejaVu Sans Mono" fo:font-size="9pt" fo:font-weight="bold" officeooo:rsid="003fe4ac" officeooo:paragraph-rsid="003fe4ac" style:font-size-asian="9pt" style:font-weight-asian="bold" style:font-size-complex="9pt" style:font-weight-complex="bold"/>
    </style:style>
    <style:style style:name="P18" style:family="paragraph" style:parent-style-name="Standard">
      <style:text-properties officeooo:rsid="00167c96" officeooo:paragraph-rsid="0054dd81"/>
    </style:style>
    <style:style style:name="P19" style:family="paragraph" style:parent-style-name="Standard">
      <style:text-properties officeooo:rsid="0038995d" officeooo:paragraph-rsid="00559e34"/>
    </style:style>
    <style:style style:name="P20" style:family="paragraph" style:parent-style-name="Text_20_body" style:list-style-name="L1">
      <style:text-properties style:font-name="Linux Libertine O" officeooo:rsid="0045b1c1" officeooo:paragraph-rsid="0045b1c1"/>
    </style:style>
    <style:style style:name="P21" style:family="paragraph" style:parent-style-name="Text_20_body" style:list-style-name="L1">
      <style:text-properties style:font-name="Linux Libertine O" officeooo:rsid="00464b37" officeooo:paragraph-rsid="00464b37"/>
    </style:style>
    <style:style style:name="P22" style:family="paragraph" style:parent-style-name="Text_20_body" style:list-style-name="L1">
      <style:text-properties style:font-name="Linux Libertine O" officeooo:rsid="00464b37" officeooo:paragraph-rsid="0047c45d"/>
    </style:style>
    <style:style style:name="P23" style:family="paragraph" style:parent-style-name="Text_20_body" style:list-style-name="L1">
      <style:text-properties style:font-name="Linux Libertine O" officeooo:rsid="004bd671" officeooo:paragraph-rsid="004bd671"/>
    </style:style>
    <style:style style:name="P24" style:family="paragraph" style:parent-style-name="Heading_20_1" style:master-page-name="Standard">
      <style:paragraph-properties style:page-number="auto"/>
      <style:text-properties officeooo:rsid="004b1d61" officeooo:paragraph-rsid="004b1d61"/>
    </style:style>
    <style:style style:name="T1" style:family="text">
      <style:text-properties officeooo:rsid="00167c96"/>
    </style:style>
    <style:style style:name="T2" style:family="text">
      <style:text-properties officeooo:rsid="005086aa"/>
    </style:style>
    <style:style style:name="T3" style:family="text">
      <style:text-properties officeooo:rsid="0038995d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style:font-name="Liberation Sans1" style:text-underline-style="none" officeooo:rsid="00167c96"/>
    </style:style>
    <style:style style:name="T7" style:family="text">
      <style:text-properties style:font-name="Liberation Sans1" style:text-underline-style="none" officeooo:rsid="0038995d"/>
    </style:style>
    <style:style style:name="T8" style:family="text">
      <style:text-properties style:font-name="Liberation Sans1" style:text-underline-style="none" officeooo:rsid="003a1a4a"/>
    </style:style>
    <style:style style:name="T9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4fdf72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53a57d" style:font-size-asian="9pt" style:font-weight-asian="bold" style:font-name-complex="Arial1" style:font-size-complex="9pt" style:font-weight-complex="bold"/>
    </style:style>
    <style:style style:name="T12" style:family="text">
      <style:text-properties officeooo:rsid="001744a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4e281b"/>
    </style:style>
    <style:style style:name="T15" style:family="text">
      <style:text-properties officeooo:rsid="0025ca7f"/>
    </style:style>
    <style:style style:name="T16" style:family="text">
      <style:text-properties officeooo:rsid="0038a3d2"/>
    </style:style>
    <style:style style:name="T17" style:family="text">
      <style:text-properties officeooo:rsid="003af216"/>
    </style:style>
    <style:style style:name="T18" style:family="text">
      <style:text-properties officeooo:rsid="0047c45d"/>
    </style:style>
    <style:style style:name="T19" style:family="text">
      <style:text-properties officeooo:rsid="0047cb7f"/>
    </style:style>
    <style:style style:name="T20" style:family="text">
      <style:text-properties officeooo:rsid="004967e1"/>
    </style:style>
    <style:style style:name="T21" style:family="text">
      <style:text-properties officeooo:rsid="004e46d9"/>
    </style:style>
    <style:style style:name="T22" style:family="text">
      <style:text-properties officeooo:rsid="004fdf72"/>
    </style:style>
    <style:style style:name="T23" style:family="text">
      <style:text-properties officeooo:rsid="0020fa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onectividad de Guests VirtualBox</text:h>
      <text:p text:style-name="P18">Con ayuda de la <text:a xlink:type="simple" xlink:href="https://www.virtualbox.org/manual/ch08.html" text:style-name="Internet_20_link" text:visited-style-name="Visited_20_Internet_20_Link"><text:span text:style-name="T14">documentación de VirtualBox</text:span></text:a>, explique que es lo que está haciendo en cada uno de los pasos de la actividad de laboratorio.</text:p>
      <text:p text:style-name="Heading_20_2">Preparar el entorno de trabajo</text:p>
      <text:p text:style-name="P19">Para realizar esta práctica deberá contar con la máquina virtual creada en el Practico 0<text:span text:style-name="T22">2</text:span>: Uso básico <text:span text:style-name="T23">de</text:span> <text:span text:style-name="T23">VBoxManage</text:span>.</text:p>
      <text:p text:style-name="P8"><text:span text:style-name="T6">Creación de </text:span><text:span text:style-name="T8">las</text:span><text:span text:style-name="T7"> máquina</text:span><text:span text:style-name="T8">s</text:span><text:span text:style-name="T7"> virtual</text:span><text:span text:style-name="T8">es</text:span></text:p>
      <text:p text:style-name="P6">Ejecute la<text:span text:style-name="T17">s</text:span> siguiente<text:span text:style-name="T17">s</text:span> línea<text:span text:style-name="T17">s</text:span> en una consola <text:span text:style-name="T12">y explique que es lo que hacen.</text:span></text:p>
      <text:p text:style-name="P4"/>
      <text:p text:style-name="P9"><text:span text:style-name="T1">VboxManage </text:span>clonevm <text:span text:style-name="T15">prueba1</text:span> --name <text:span text:style-name="T16">host1</text:span> --register</text:p>
      <text:p text:style-name="P10">VBoxManage modifyvm host1 --vrdeport 23111</text:p>
      <text:p text:style-name="P9"><text:span text:style-name="T1">VboxManage </text:span>clonevm <text:span text:style-name="T15">prueba1</text:span> --name <text:span text:style-name="T16">host2</text:span> --register</text:p>
      <text:p text:style-name="P10">VBoxManage modifyvm host2 --vrdeport 23112</text:p>
      <text:p text:style-name="P5"/>
      <text:p text:style-name="P6">Ahora ejecute las siguientes líneas, y luego investigue explicando qué hacen.</text:p>
      <text:p text:style-name="P7"/>
      <text:p text:style-name="P15">VBoxManage natnetwork add -t nat-interna -n "192.168.99.0/24" -e -h on</text:p>
      <text:p text:style-name="P15">VBoxManage setextradata global "NAT/nat-interna/SourceIp4" 192.168.99.1</text:p>
      <text:p text:style-name="P16">VBoxManage natnetwork start -t nat-interna </text:p>
      <text:p text:style-name="P16"/>
      <text:p text:style-name="P17">VBoxManage modifyvm host1 --nic1 natnetwork --nat-network1 nat-interna <text:span text:style-name="T21">\</text:span> --cableconnected1 on</text:p>
      <text:p text:style-name="P17">VBoxManage modifyvm host2 --nic1 natnetwork --nat-network1 nat-interna <text:span text:style-name="T21">\</text:span> --cableconnected1 on </text:p>
      <text:p text:style-name="P14"/>
      <text:p text:style-name="P13">Inicie host1 y host2, conéctese a los mismos por escritorio remoto <text:span text:style-name="T19">y realice las siguientes actividades:</text:span></text:p>
      <text:list xml:id="list4208257134" text:style-name="L1">
        <text:list-item>
          <text:p text:style-name="P20">Configure la red en cada host y verifique que hay conectividad <text:span text:style-name="T13">entre</text:span> ellos.</text:p>
        </text:list-item>
        <text:list-item>
          <text:p text:style-name="P20">Configure el gateway en cada hosts y verfique que puede salir a internet.</text:p>
        </text:list-item>
        <text:list-item>
          <text:p text:style-name="P20">Instale nginx en host1.</text:p>
        </text:list-item>
        <text:list-item>
          <text:p text:style-name="P21">Configure una redirección de puertos de manera que sea posible acceder al nginx del host2.</text:p>
        </text:list-item>
        <text:list-item>
          <text:p text:style-name="P22"><text:span text:style-name="T20">Instale ssh en ambos hosts y c</text:span>onfigure redirecci<text:span text:style-name="T18">ones</text:span> de puertos de manera que sea posible acceder <text:span text:style-name="T18">a los ssh de ambos hosts</text:span>.</text:p>
        </text:list-item>
        <text:list-item>
          <text:p text:style-name="P23">Modifique los guests de manera que empleen un bridge en lugar de NAT Network.</text:p>
        </text:list-item>
      </text:list>
      <text:p text:style-name="P12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086aa"/>
    </style:style>
    <style:style style:name="MT3" style:family="text">
      <style:text-properties officeooo:rsid="0038995d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53a57d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3</text:span> - <text:span text:style-name="MT3">Conectividad de Guests</text:span> <text:span text:style-name="MT3">VirtualBox</text:span></text:p>
      </style:header>
      <style:footer>
        <text:p text:style-name="MP3"><text:span text:style-name="MT4">Ing. Arellano</text:span><text:span text:style-name="MT5"><text:tab/></text:span><text:span text:style-name="MT6">Año 201</text:span><text:span text:style-name="MT7">9</text:span><text:span text:style-name="MT5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áctico 3 - Conectividad de Guests VirtualBox</dc:title>
    <dc:subject>Conectividad de Guests VirtualBox</dc:subject>
    <meta:initial-creator>Gabriel </meta:initial-creator>
    <meta:creation-date>2015-03-25T17:24:42.108309479</meta:creation-date>
    <dc:language>en-US</dc:language>
    <meta:editing-cycles>42</meta:editing-cycles>
    <meta:editing-duration>PT2H36M14S</meta:editing-duration>
    <meta:keyword>consolidacion tics virtualbox VBoxManage</meta:keyword>
    <dc:date>2019-03-13T08:39:14.393583943</dc:date>
    <meta:document-statistic meta:table-count="0" meta:image-count="0" meta:object-count="0" meta:page-count="1" meta:paragraph-count="26" meta:word-count="281" meta:character-count="1767" meta:non-whitespace-character-count="1528"/>
    <meta:user-defined meta:name="Info 1"/>
    <meta:user-defined meta:name="Info 2"/>
    <meta:user-defined meta:name="Info 3"/>
    <meta:user-defined meta:name="Info 4"/>
  </office:meta>
</office:document-meta>
</file>